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18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7.577cm" svg:y="10.5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001cm" svg:height="5.842cm" svg:x="2.27cm" svg:y="3.667cm">
          <text:p text:style-name="P2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334cm" svg:x="14.335cm" svg:y="16.24cm">
          <text:p text:style-name="P2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334cm" svg:height="2.667cm" svg:x="11.795cm" svg:y="9.255cm">
          <text:p text:style-name="P2"><text:span text:style-name="T1">Docker container:</text:span></text:p>
          <text:p text:style-name="P2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4.937cm" svg:y="4.299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3.794cm" svg:y="5.335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2.952cm" svg:x="2.661cm" svg:y="6.303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2.902cm" svg:y="7.404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843cm" svg:y1="10.144cm" svg:x2="14.843cm" svg:y2="7.858cm">
          <text:p/>
        </draw:line>
        <draw:custom-shape draw:style-name="gr9" draw:text-style-name="P5" draw:layer="layout" svg:width="4.445cm" svg:height="0.762cm" svg:x="11.033cm" svg:y="7.096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033cm" svg:y1="7.731cm" svg:x2="7.35cm" svg:y2="7.731cm">
          <text:p/>
        </draw:line>
        <draw:line draw:style-name="gr8" draw:text-style-name="P6" draw:layer="layout" svg:x1="4.937cm" svg:y1="8.874cm" svg:x2="5.953cm" svg:y2="10.525cm">
          <text:p/>
        </draw:line>
        <draw:custom-shape draw:style-name="gr10" draw:text-style-name="P5" draw:layer="layout" svg:width="3.81cm" svg:height="0.762cm" svg:x="14.843cm" svg:y="18.067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81cm" svg:height="0.762cm" svg:x="14.843cm" svg:y="19.083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14.843cm" svg:y="17.067cm">
          <text:p text:style-name="P4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429cm" svg:height="0.762cm" svg:x="13.049cm" svg:y="10.159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13.319cm" svg:y="12.938cm">
          <text:p text:style-name="P2"><text:span text:style-name="T1">Docker container:</text:span></text:p>
          <text:p text:style-name="P2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3.573cm" svg:y="14.342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08cm" svg:height="2.667cm" svg:x="1.127cm" svg:y="14.716cm">
          <text:p text:style-name="P7"><text:span text:style-name="T4">Docker container:</text:span></text:p>
          <text:p text:style-name="P7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0.762cm" svg:x="1.508cm" svg:y="15.659cm">
          <text:p text:style-name="P9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922cm" svg:y1="11.287cm" svg:x2="9.509cm" svg:y2="11.287cm">
          <text:p/>
        </draw:line>
        <draw:custom-shape draw:style-name="gr1" draw:text-style-name="P1" draw:layer="layout" svg:width="1.905cm" svg:height="1.816cm" svg:x="5.191cm" svg:y="10.5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1.905cm" svg:height="2.07cm" svg:x="6.334cm" svg:y="11.16cm">
          <text:p text:style-name="P4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3" draw:layer="layout" svg:width="5.08cm" svg:height="3.175cm" svg:x="8.112cm" svg:y="14.081cm">
          <text:p text:style-name="P2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45cm" svg:height="0.762cm" svg:x="1.508cm" svg:y="16.421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45cm" svg:height="0.762cm" svg:x="8.408cm" svg:y="16.26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445cm" svg:height="0.762cm" svg:x="2.916cm" svg:y="8.10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563cm" svg:height="0.445cm" draw:transform="skewX (0.504923752601864) rotate (0.422369678982548) translate (8.519cm 15.789cm)">
          <text:p text:style-name="P9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563cm" svg:height="0.445cm" draw:transform="skewX (0.504923752601864) rotate (0.422369678982548) translate (9.618cm 15.789cm)">
          <text:p text:style-name="P9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563cm" svg:height="0.445cm" draw:transform="skewX (0.504923752601864) rotate (0.422369678982548) translate (10.717cm 15.789cm)">
          <text:p text:style-name="P9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8.366cm" svg:y1="16.494cm" svg:x2="7.223cm" svg:y2="13.192cm">
          <text:p/>
        </draw:line>
        <draw:line draw:style-name="gr26" draw:text-style-name="P13" draw:layer="layout" svg:x1="14.84cm" svg:y1="20.423cm" svg:x2="18.65cm" svg:y2="20.423cm">
          <text:p text:style-name="P6"><text:span text:style-name="T1">Data flow</text:span></text:p>
        </draw:line>
        <draw:line draw:style-name="gr27" draw:text-style-name="P11" draw:layer="layout" svg:x1="14.84cm" svg:y1="20.939cm" svg:x2="18.65cm" svg:y2="20.939cm">
          <text:p text:style-name="P14"><text:span text:style-name="T4">Data access</text:span></text:p>
        </draw:line>
        <draw:custom-shape draw:style-name="gr28" draw:text-style-name="P10" draw:layer="layout" svg:width="3.546cm" svg:height="0.762cm" svg:x="12.059cm" svg:y="10.933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5.699cm" svg:y1="16.367cm" svg:x2="7.096cm" svg:y2="13.192cm">
          <text:p/>
        </draw:line>
        <draw:line draw:style-name="gr30" draw:text-style-name="P11" draw:layer="layout" svg:x1="16.24cm" svg:y1="14.335cm" svg:x2="16.24cm" svg:y2="10.906cm">
          <text:p/>
        </draw:line>
        <draw:custom-shape draw:style-name="gr18" draw:text-style-name="P3" draw:layer="layout" svg:width="5.08cm" svg:height="3.175cm" svg:x="7.477cm" svg:y="17.637cm">
          <text:p text:style-name="P3"><text:span text:style-name="T1">Docker container:</text:span><text:span text:style-name="T1"><text:line-break/></text:span><text:span text:style-name="T1">senzing/sshd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445cm" svg:height="0.762cm" svg:x="7.773cm" svg:y="19.825cm">
          <text:p text:style-name="P10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563cm" svg:height="0.445cm" draw:transform="skewX (0.504923752601864) rotate (0.422369678982548) translate (7.884cm 19.345cm)">
          <text:p text:style-name="P12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63cm" svg:height="0.445cm" draw:transform="skewX (0.504923752601864) rotate (0.422369678982548) translate (8.983cm 19.345cm)">
          <text:p text:style-name="P12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563cm" svg:height="0.445cm" draw:transform="skewX (0.504923752601864) rotate (0.422369678982548) translate (10.082cm 19.345cm)">
          <text:p text:style-name="P12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7.731cm" svg:y1="19.923cm" svg:x2="7.196cm" svg:y2="13.193cm">
          <text:p/>
        </draw:line>
        <draw:custom-shape draw:style-name="gr5" draw:text-style-name="P3" draw:layer="layout" svg:width="5.08cm" svg:height="2.54cm" svg:x="13.192cm" svg:y="3.286cm">
          <text:p text:style-name="P3"><text:span text:style-name="T1">Docker container:</text:span></text:p>
          <text:p text:style-name="P3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3.446cm" svg:y="4.69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843cm" svg:y1="5.445cm" svg:x2="14.843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3-05-30T15:43:50</dc:date>
    <meta:editing-duration>PT2H47M46S</meta:editing-duration>
    <meta:editing-cycles>46</meta:editing-cycles>
    <meta:generator>OpenOffice/4.1.12$Unix OpenOffice.org_project/4112m1$Build-9809</meta:generator>
    <dc:creator>noR nnyL</dc:creator>
    <meta:document-statistic meta:object-count="45"/>
  </office:meta>
</office:document-meta>
</file>